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000000"/>
    </style:style>
    <style:style style:name="ce4" style:family="table-cell" style:parent-style-name="Default">
      <style:table-cell-properties fo:background-color="#b2b2b2"/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raining set 500</text:p>
          </table:table-cell>
          <table:table-cell table:number-columns-repeated="2"/>
          <table:table-cell office:value-type="string">
            <text:p>training set 500</text:p>
          </table:table-cell>
          <table:table-cell table:number-columns-repeated="4"/>
        </table:table-row>
        <table:table-row table:style-name="ro1">
          <table:table-cell office:value-type="string">
            <text:p>perfect input</text:p>
          </table:table-cell>
          <table:table-cell table:number-columns-repeated="2"/>
          <table:table-cell office:value-type="string">
            <text:p>drawn input</text:p>
          </table:table-cell>
          <table:table-cell table:number-columns-repeated="4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case</text:p>
          </table:table-cell>
          <table:table-cell office:value-type="string">
            <text:p>right classifications</text:p>
          </table:table-cell>
          <table:table-cell/>
          <table:table-cell office:value-type="string">
            <text:p>case</text:p>
          </table:table-cell>
          <table:table-cell office:value-type="string">
            <text:p>right classifications</text:p>
          </table:table-cell>
          <table:table-cell table:number-columns-repeated="3"/>
        </table:table-row>
        <table:table-row table:style-name="ro1">
          <table:table-cell office:value-type="string">
            <text:p>1_1_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_1_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_1_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_1_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_2_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2_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_2_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_2_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_2_3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_2_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_1_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_1_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_1_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_1_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_1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1_3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_2_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_2_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_2_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_2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2_3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>
            <text:p>training set 100</text:p>
          </table:table-cell>
          <table:table-cell table:number-columns-repeated="2"/>
          <table:table-cell office:value-type="string">
            <text:p>training set 100</text:p>
          </table:table-cell>
          <table:table-cell table:number-columns-repeated="4"/>
        </table:table-row>
        <table:table-row table:style-name="ro1">
          <table:table-cell office:value-type="string">
            <text:p>perfect input</text:p>
          </table:table-cell>
          <table:table-cell table:number-columns-repeated="2"/>
          <table:table-cell office:value-type="string">
            <text:p>drawn input</text:p>
          </table:table-cell>
          <table:table-cell table:number-columns-repeated="4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case</text:p>
          </table:table-cell>
          <table:table-cell office:value-type="string">
            <text:p>right classifications</text:p>
          </table:table-cell>
          <table:table-cell/>
          <table:table-cell office:value-type="string">
            <text:p>case</text:p>
          </table:table-cell>
          <table:table-cell office:value-type="string">
            <text:p>right classifications</text:p>
          </table:table-cell>
          <table:table-cell table:number-columns-repeated="3"/>
        </table:table-row>
        <table:table-row table:style-name="ro1">
          <table:table-cell office:value-type="string">
            <text:p>1_1_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_1_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_1_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_2_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2_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1_2_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_2_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_2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_2_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_1_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_1_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2_1_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1_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_1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1_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_2_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_2_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2_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_2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2_3</text:p>
          </table:table-cell>
          <table:table-cell office:value-type="float" office:value="29">
            <text:p>2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4-10-2014</text:date>, <text:time>17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 lima</meta:initial-creator>
    <meta:creation-date>2014-10-13T23:12:27.20</meta:creation-date>
    <dc:date>2014-10-14T17:15:58.24</dc:date>
    <dc:creator>ac lima</dc:creator>
    <meta:editing-duration>PT17H47M59S</meta:editing-duration>
    <meta:editing-cycles>46</meta:editing-cycles>
    <meta:generator>OpenOffice/4.1.0$Win32 OpenOffice.org_project/410m18$Build-9764</meta:generator>
    <meta:document-statistic meta:table-count="1" meta:cell-count="112" meta:object-count="0"/>
  </office:meta>
</office:document-meta>
</file>